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494cm" fo:min-width="11.86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982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2.061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8.98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877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64cm" svg:height="0.744cm" svg:x="4.352cm" svg:y="10.2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95cm" svg:height="2.232cm" svg:x="3.95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94cm" svg:height="2.679cm" svg:x="16.512cm" svg:y="10.60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1.838cm" svg:height="0.297cm" svg:x="4.615cm" svg:y="11.5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" draw:layer="layout" svg:width="0.789cm" svg:height="1.127cm" svg:x="9.745cm" svg:y="12.166cm">
          <draw:text-box>
            <text:p>L</text:p>
          </draw:text-box>
        </draw:frame>
        <draw:frame draw:style-name="gr5" draw:text-style-name="P2" draw:layer="layout" svg:width="0.658cm" svg:height="1.127cm" svg:x="16.979cm" svg:y="11.422cm">
          <draw:text-box>
            <text:p>P</text:p>
          </draw:text-box>
        </draw:frame>
        <draw:line draw:style-name="gr6" draw:text-style-name="P3" draw:layer="layout" svg:x1="3.934cm" svg:y1="9.873cm" svg:x2="2.929cm" svg:y2="10.442cm">
          <text:p/>
        </draw:line>
        <draw:line draw:style-name="gr6" draw:text-style-name="P3" draw:layer="layout" svg:x1="3.957cm" svg:y1="10.38cm" svg:x2="2.905cm" svg:y2="10.975cm">
          <text:p/>
        </draw:line>
        <draw:line draw:style-name="gr6" draw:text-style-name="P3" draw:layer="layout" svg:x1="3.971cm" svg:y1="10.856cm" svg:x2="3.023cm" svg:y2="11.422cm">
          <text:p/>
        </draw:line>
        <draw:line draw:style-name="gr6" draw:text-style-name="P3" draw:layer="layout" svg:x1="3.945cm" svg:y1="11.392cm" svg:x2="3.049cm" svg:y2="11.899cm">
          <text:p/>
        </draw:line>
        <draw:line draw:style-name="gr7" draw:text-style-name="P3" draw:layer="layout" svg:x1="4.22cm" svg:y1="12.761cm" svg:x2="6.982cm" svg:y2="12.761cm">
          <text:p/>
        </draw:line>
        <draw:frame draw:style-name="gr5" draw:text-style-name="P2" draw:layer="layout" svg:width="0.789cm" svg:height="1.127cm" svg:x="5.01cm" svg:y="13.20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4:30:29.128220123</meta:creation-date>
    <dc:date>2020-04-25T20:22:39.754558909</dc:date>
    <meta:editing-duration>PT6M37S</meta:editing-duration>
    <meta:editing-cycles>3</meta:editing-cycles>
    <meta:generator>LibreOffice/6.0.7.3$Linux_X86_64 LibreOffice_project/00m0$Build-3</meta:generator>
    <meta:document-statistic meta:object-count="12"/>
  </office:meta>
</office:document-meta>
</file>